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322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69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nvariants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Pre annotations</text:p>
          </table:table-cell>
          <table:table-cell table:style-name="ce1" office:value-type="string" calcext:value-type="string">
            <text:p>Post annotations</text:p>
          </table:table-cell>
          <table:table-cell table:style-name="ce1" office:value-type="string" calcext:value-type="string">
            <text:p>Pre (Seconds)</text:p>
          </table:table-cell>
          <table:table-cell table:style-name="ce1" office:value-type="string" calcext:value-type="string">
            <text:p>Post (Seconds)</text:p>
          </table:table-cell>
        </table:table-row>
        <table:table-row table:style-name="ro1">
          <table:table-cell office:value-type="string" calcext:value-type="string">
            <text:p>28_buggy_simple_loop1_vf_false-unreach-call_anno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0.869s</text:p>
          </table:table-cell>
          <table:table-cell office:value-type="string" calcext:value-type="string">
            <text:p>0m0.939s</text:p>
          </table:table-cell>
          <table:table-cell table:formula="of:=0.869" office:value-type="float" office:value="0.869" calcext:value-type="float">
            <text:p>0.869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fib_bench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1.574s</text:p>
          </table:table-cell>
          <table:table-cell office:value-type="string" calcext:value-type="string">
            <text:p>0m2.097s</text:p>
          </table:table-cell>
          <table:table-cell office:value-type="float" office:value="1.574" calcext:value-type="float">
            <text:p>1.574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string" calcext:value-type="string">
            <text:p>fib_bench_longer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10.469s</text:p>
          </table:table-cell>
          <table:table-cell office:value-type="string" calcext:value-type="string">
            <text:p>0m5.524s</text:p>
          </table:table-cell>
          <table:table-cell office:value-type="float" office:value="10.469" calcext:value-type="float">
            <text:p>10.469</text:p>
          </table:table-cell>
          <table:table-cell office:value-type="float" office:value="5.524" calcext:value-type="float">
            <text:p>5.524</text:p>
          </table:table-cell>
        </table:table-row>
        <table:table-row table:style-name="ro1">
          <table:table-cell office:value-type="string" calcext:value-type="string">
            <text:p>fib_bench_longest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table:number-columns-repeated="2" office:value-type="string" calcext:value-type="string">
            <text:p>timeout (memo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2013_false-unreach-call_anno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ke_pthread, pagai, annotate, real pthread, cbmc</text:p>
          </table:table-cell>
          <table:table-cell table:number-columns-repeated="2" office:value-type="string" calcext:value-type="string">
            <text:p>timeout (memo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2013_variant_false-unreach-call_anno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8.299s</text:p>
          </table:table-cell>
          <table:table-cell office:value-type="string" calcext:value-type="string">
            <text:p>0m7.531s</text:p>
          </table:table-cell>
          <table:table-cell office:value-type="float" office:value="8.299" calcext:value-type="float">
            <text:p>8.299</text:p>
          </table:table-cell>
          <table:table-cell office:value-type="float" office:value="7.531" calcext:value-type="float">
            <text:p>7.531</text:p>
          </table:table-cell>
        </table:table-row>
        <table:table-row table:style-name="ro1">
          <table:table-cell office:value-type="string" calcext:value-type="string">
            <text:p>queue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ga, annotace, cbmc</text:p>
          </table:table-cell>
          <table:table-cell office:value-type="string" calcext:value-type="string">
            <text:p>1m51.449s</text:p>
          </table:table-cell>
          <table:table-cell office:value-type="string" calcext:value-type="string">
            <text:p>1m54.371s</text:p>
          </table:table-cell>
          <table:table-cell office:value-type="float" office:value="111.449" calcext:value-type="float">
            <text:p>111.449</text:p>
          </table:table-cell>
          <table:table-cell office:value-type="float" office:value="114.371" calcext:value-type="float">
            <text:p>114.371</text:p>
          </table:table-cell>
        </table:table-row>
        <table:table-row table:style-name="ro1">
          <table:table-cell office:value-type="string" calcext:value-type="string">
            <text:p>queue_longer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table:number-columns-repeated="2" office:value-type="string" calcext:value-type="string">
            <text:p>timeout (memo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ue_longest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table:number-columns-repeated="2" office:value-type="string" calcext:value-type="string">
            <text:p>timeout (memo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order_2_false-unreach-call_anno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2.592s</text:p>
          </table:table-cell>
          <table:table-cell office:value-type="string" calcext:value-type="string">
            <text:p>0m3.010s</text:p>
          </table:table-cell>
          <table:table-cell office:value-type="float" office:value="2.592" calcext:value-type="float">
            <text:p>2.592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reorder_5_false-unreach-call_anno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1m3.003s</text:p>
          </table:table-cell>
          <table:table-cell office:value-type="string" calcext:value-type="string">
            <text:p>1m38.071s</text:p>
          </table:table-cell>
          <table:table-cell office:value-type="float" office:value="63.003" calcext:value-type="float">
            <text:p>63.003</text:p>
          </table:table-cell>
          <table:table-cell office:value-type="float" office:value="98.071" calcext:value-type="float">
            <text:p>98.071</text:p>
          </table:table-cell>
        </table:table-row>
        <table:table-row table:style-name="ro1">
          <table:table-cell office:value-type="string" calcext:value-type="string">
            <text:p>sigma_false-unreach-call_anno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14m29.585s</text:p>
          </table:table-cell>
          <table:table-cell office:value-type="string" calcext:value-type="string">
            <text:p>9m41.567s</text:p>
          </table:table-cell>
          <table:table-cell table:formula="of:=60*14+29.585" office:value-type="float" office:value="869.585" calcext:value-type="float">
            <text:p>869.585</text:p>
          </table:table-cell>
          <table:table-cell table:formula="of:=60*9+41.567" office:value-type="float" office:value="581.567" calcext:value-type="float">
            <text:p>581.567</text:p>
          </table:table-cell>
        </table:table-row>
        <table:table-row table:style-name="ro1">
          <table:table-cell office:value-type="string" calcext:value-type="string">
            <text:p>stack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5.664s</text:p>
          </table:table-cell>
          <table:table-cell office:value-type="string" calcext:value-type="string">
            <text:p>0m5.653s</text:p>
          </table:table-cell>
          <table:table-cell office:value-type="float" office:value="5.664" calcext:value-type="float">
            <text:p>5.664</text:p>
          </table:table-cell>
          <table:table-cell office:value-type="float" office:value="5.653" calcext:value-type="float">
            <text:p>5.653</text:p>
          </table:table-cell>
        </table:table-row>
        <table:table-row table:style-name="ro1">
          <table:table-cell office:value-type="string" calcext:value-type="string">
            <text:p>stack_longer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8m25.815s</text:p>
          </table:table-cell>
          <table:table-cell office:value-type="string" calcext:value-type="string">
            <text:p>8m19.585s</text:p>
          </table:table-cell>
          <table:table-cell table:formula="of:=8*60+25.815" office:value-type="float" office:value="505.815" calcext:value-type="float">
            <text:p>505.815</text:p>
          </table:table-cell>
          <table:table-cell office:value-type="float" office:value="499.585" calcext:value-type="float">
            <text:p>499.585</text:p>
          </table:table-cell>
        </table:table-row>
        <table:table-row table:style-name="ro1">
          <table:table-cell office:value-type="string" calcext:value-type="string">
            <text:p>stack_longest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timeout (memory)</text:p>
          </table:table-cell>
          <table:table-cell office:value-type="string" calcext:value-type="string">
            <text:p>1123m43.73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stage_3_false-unreach-call_anno.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42.549s</text:p>
          </table:table-cell>
          <table:table-cell office:value-type="string" calcext:value-type="string">
            <text:p>1m0.011s</text:p>
          </table:table-cell>
          <table:table-cell office:value-type="float" office:value="42.549" calcext:value-type="float">
            <text:p>42.549</text:p>
          </table:table-cell>
          <table:table-cell office:value-type="float" office:value="60.011" calcext:value-type="float">
            <text:p>60.011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19:10:09.638991598</meta:creation-date>
    <dc:date>2015-08-18T16:58:51.075350306</dc:date>
    <meta:editing-duration>P2DT16H18M9S</meta:editing-duration>
    <meta:editing-cycles>3</meta:editing-cycles>
    <meta:generator>LibreOffice/4.2.8.2$Linux_X86_64 LibreOffice_project/420m0$Build-2</meta:generator>
    <meta:document-statistic meta:table-count="1" meta:cell-count="110" meta:object-count="0"/>
  </office:meta>
</office:document-meta>
</file>